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6.jpeg" manifest:media-type="image/jpeg"/>
  <manifest:file-entry manifest:full-path="media/image5.gif" manifest:media-type="image/gif"/>
  <manifest:file-entry manifest:full-path="media/image3.jpeg" manifest:media-type="image/jpeg"/>
  <manifest:file-entry manifest:full-path="media/image2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GB"/>
    </style:style>
    <style:style style:name="T3" style:parent-style-name="DefaultParagraphFont" style:family="text">
      <style:text-properties style:language-asian="en" style:country-asian="GB"/>
    </style:style>
    <style:style style:name="T4" style:parent-style-name="DefaultParagraphFont" style:family="text">
      <style:text-properties style:language-asian="en" style:country-asian="GB"/>
    </style:style>
    <style:style style:name="T5" style:parent-style-name="DefaultParagraphFont" style:family="text">
      <style:text-properties style:language-asian="en" style:country-asian="GB"/>
    </style:style>
    <style:style style:name="T6" style:parent-style-name="DefaultParagraphFont" style:family="text">
      <style:text-properties style:language-asian="en" style:country-asian="GB"/>
    </style:style>
    <style:style style:name="T7" style:parent-style-name="DefaultParagraphFont" style:family="text">
      <style:text-properties style:language-asian="en" style:country-asian="GB"/>
    </style:style>
    <style:style style:name="T8" style:parent-style-name="DefaultParagraphFont" style:family="text">
      <style:text-properties style:language-asian="en" style:country-asian="GB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horizontal-pos="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fo:clip="rect(0in, 1.52108in, 0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horizontal-pos="from-left" style:vertical-pos="from-top"/>
    </style:style>
    <style:style style:family="graphic" style:name="a3">
      <style:graphic-properties draw:fill="none" draw:stroke="none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horizontal-pos="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64384" draw:style-name="a0" draw:name="Picture 9" text:anchor-type="paragraph" svg:x="3.6875in" svg:y="6.35417in" svg:width="2.9375in" svg:height="2.77361in" style:rel-width="scale" style:rel-height="scale"><draw:image xlink:href="media/image1.jpeg" xlink:type="simple" xlink:show="embed" xlink:actuate="onLoad"/><svg:title/><svg:desc>Image result for harry potter potions children</svg:desc></draw:frame></text:span><text:span text:style-name="T3"><draw:frame draw:z-index="251663360" draw:style-name="a1" draw:name="Picture 8" text:anchor-type="paragraph" svg:x="-0.82361in" svg:y="5.96875in" svg:width="3.94583in" svg:height="3.0625in" style:rel-width="scale" style:rel-height="scale"><draw:image xlink:href="media/image2.jpeg" xlink:type="simple" xlink:show="embed" xlink:actuate="onLoad"/><svg:title/><svg:desc>Image result for Children 1700s left alone</svg:desc></draw:frame></text:span><text:span text:style-name="T4"><draw:frame draw:z-index="251662336" draw:style-name="a2" draw:name="Picture 7" text:anchor-type="paragraph" svg:x="4.16389in" svg:y="2.8125in" svg:width="4.10069in" svg:height="3.28125in" style:rel-width="scale" style:rel-height="scale"><draw:image xlink:href="media/image3.jpeg" xlink:type="simple" xlink:show="embed" xlink:actuate="onLoad"/><svg:title/><svg:desc>Image result for house falling apart</svg:desc></draw:frame></text:span><text:span text:style-name="T5"><draw:custom-shape svg:x="0in" svg:y="0in" svg:width="0.33333in" svg:height="0.33333in" draw:id="id0" draw:style-name="a3" draw:name="Rectangle 4" text:anchor-type="as-char"><svg:title/><svg:desc>Image result for Children with old women</svg:desc><draw:enhanced-geometry draw:type="non-primitive" svg:viewBox="0 0 21600 21600" draw:enhanced-path="M 0 0 L 21600 0 21600 21600 0 21600 Z N"/></draw:custom-shape></text:span><text:span text:style-name="T6"><draw:frame draw:z-index="251660288" draw:style-name="a4" draw:name="Picture 3" text:anchor-type="paragraph" svg:x="0in" svg:y="2.8125in" svg:width="4.39583in" svg:height="2.94444in" style:rel-width="scale" style:rel-height="scale"><draw:image xlink:href="media/image4.jpeg" xlink:type="simple" xlink:show="embed" xlink:actuate="onLoad"/><svg:title/><svg:desc>Image result for Children with old women</svg:desc></draw:frame></text:span><text:span text:style-name="T7"><draw:frame draw:z-index="251659264" draw:style-name="a5" draw:name="Picture 2" text:anchor-type="paragraph" svg:x="3.14583in" svg:y="0in" svg:width="4.05486in" svg:height="2.84375in" style:rel-width="scale" style:rel-height="scale"><draw:image xlink:href="media/image5.gif" xlink:type="simple" xlink:show="embed" xlink:actuate="onLoad"/><svg:title/><svg:desc>Image result for Children with old women</svg:desc></draw:frame></text:span><text:span text:style-name="T8"><draw:frame draw:z-index="251658240" draw:style-name="a6" draw:name="Picture 1" text:anchor-type="paragraph" svg:x="0in" svg:y="0in" svg:width="4.27083in" svg:height="2.84167in" style:rel-width="scale" style:rel-height="scale"><draw:image xlink:href="media/image6.jpeg" xlink:type="simple" xlink:show="embed" xlink:actuate="onLoad"/><svg:title/><svg:desc>Image result for Children Salem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thaniel Berger</meta:initial-creator>
    <dc:creator>Nathaniel Berger</dc:creator>
    <meta:creation-date>2016-10-18T19:43:00Z</meta:creation-date>
    <dc:date>2016-10-18T20:09:00Z</dc:date>
    <meta:template xlink:href="Normal" xlink:type="simple"/>
    <meta:editing-cycles>1</meta:editing-cycles>
    <meta:editing-duration>PT1560S</meta:editing-duration>
    <meta:document-statistic meta:page-count="1" meta:paragraph-count="1" meta:word-count="1" meta:character-count="7" meta:row-count="1" meta:non-whitespace-character-count="7"/>
  </office:meta>
</office:document-meta>
</file>